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6384" table:default-cell-style-name="ce1"/>
        <table:table-row table:style-name="ro1">
          <table:table-cell/>
          <table:table-cell office:value-type="string" calcext:value-type="string">
            <text:p>gastos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$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uto</text:p>
          </table:table-cell>
          <table:table-cell office:value-type="float" office:value="14000000" calcext:value-type="float">
            <text:p>14.000.000</text:p>
          </table:table-cell>
          <table:table-cell office:value-type="float" office:value="150000" calcext:value-type="float">
            <text:p>150.000</text:p>
          </table:table-cell>
          <table:table-cell table:formula="of:=+[.B2]/[.C2]" office:value-type="float" office:value="93.3333333333333" calcext:value-type="float">
            <text:p>93</text:p>
          </table:table-cell>
          <table:table-cell/>
          <table:table-cell office:value-type="string" calcext:value-type="string">
            <text:p>TOTAL/km</text:p>
          </table:table-cell>
          <table:table-cell table:formula="of:=+SUM([.D2:.D24])" office:value-type="float" office:value="129.674603174603" calcext:value-type="float">
            <text:p>13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ceite</text:p>
          </table:table-cell>
          <table:table-cell office:value-type="float" office:value="100000" calcext:value-type="float">
            <text:p>100.000</text:p>
          </table:table-cell>
          <table:table-cell office:value-type="float" office:value="10000" calcext:value-type="float">
            <text:p>10.000</text:p>
          </table:table-cell>
          <table:table-cell table:formula="of:=+[.B3]/[.C3]"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rrea</text:p>
          </table:table-cell>
          <table:table-cell office:value-type="float" office:value="400000" calcext:value-type="float">
            <text:p>400.000</text:p>
          </table:table-cell>
          <table:table-cell office:value-type="float" office:value="60000" calcext:value-type="float">
            <text:p>60.000</text:p>
          </table:table-cell>
          <table:table-cell table:formula="of:=+[.B4]/[.C4]" office:value-type="float" office:value="6.66666666666667" calcext:value-type="float">
            <text:p>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uedas</text:p>
          </table:table-cell>
          <table:table-cell office:value-type="float" office:value="600000" calcext:value-type="float">
            <text:p>600.000</text:p>
          </table:table-cell>
          <table:table-cell office:value-type="float" office:value="80000" calcext:value-type="float">
            <text:p>80.000</text:p>
          </table:table-cell>
          <table:table-cell table:formula="of:=+[.B5]/[.C5]" office:value-type="float" office:value="7.5" calcext:value-type="float">
            <text:p>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frenos</text:p>
          </table:table-cell>
          <table:table-cell office:value-type="float" office:value="400000" calcext:value-type="float">
            <text:p>400.000</text:p>
          </table:table-cell>
          <table:table-cell office:value-type="float" office:value="100000" calcext:value-type="float">
            <text:p>100.000</text:p>
          </table:table-cell>
          <table:table-cell table:formula="of:=+[.B6]/[.C6]" office:value-type="float" office:value="4" calcext:value-type="float">
            <text:p>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atente</text:p>
          </table:table-cell>
          <table:table-cell office:value-type="float" office:value="10000" calcext:value-type="float">
            <text:p>10.000</text:p>
          </table:table-cell>
          <table:table-cell table:formula="of:=+150*21" office:value-type="float" office:value="3150" calcext:value-type="float">
            <text:p>3.150</text:p>
          </table:table-cell>
          <table:table-cell table:formula="of:=+[.B7]/[.C7]" office:value-type="float" office:value="3.17460317460317" calcext:value-type="float">
            <text:p>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mortiguadores</text:p>
          </table:table-cell>
          <table:table-cell office:value-type="float" office:value="500000" calcext:value-type="float">
            <text:p>500.000</text:p>
          </table:table-cell>
          <table:table-cell office:value-type="float" office:value="100000" calcext:value-type="float">
            <text:p>100.000</text:p>
          </table:table-cell>
          <table:table-cell table:formula="of:=+[.B8]/[.C8]" office:value-type="float" office:value="5" calcext:value-type="float">
            <text:p>5</text:p>
          </table:table-cell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/>
          <table:table-cell table:formula="of:=+150*20*20" office:value-type="float" office:value="60000" calcext:value-type="float">
            <text:p>60.000</text:p>
          </table:table-cell>
          <table:table-cell table:number-columns-repeated="16382"/>
        </table:table-row>
        <table:table-row table:style-name="ro1">
          <table:table-cell/>
          <table:table-cell table:formula="of:=+150*21*150" office:value-type="float" office:value="472500" calcext:value-type="float">
            <text:p>472.500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9:33:17.970370097</meta:creation-date>
    <dc:date>2025-02-03T19:52:51.601225747</dc:date>
    <meta:editing-duration>PT19M39S</meta:editing-duration>
    <meta:editing-cycles>1</meta:editing-cycles>
    <meta:document-statistic meta:table-count="1" meta:cell-count="35" meta:object-count="0"/>
    <meta:generator>LibreOffice/7.4.7.2$Linux_X86_64 LibreOffice_project/40$Build-2</meta:generator>
  </office:meta>
</office:document-meta>
</file>